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Text_20_body" style:list-style-name="L331">
      <style:paragraph-properties fo:margin-top="0in" fo:margin-bottom="0in"/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Text_20_body" style:list-style-name="L332">
      <style:paragraph-properties fo:margin-top="0in" fo:margin-bottom="0in"/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Text_20_body" style:list-style-name="L333">
      <style:paragraph-properties fo:margin-top="0in" fo:margin-bottom="0in"/>
    </style:style>
    <style:style style:name="P1205" style:family="paragraph" style:parent-style-name="Text_20_body" style:list-style-name="L334">
      <style:paragraph-properties fo:margin-top="0in" fo:margin-bottom="0in"/>
    </style:style>
    <style:style style:name="P1206" style:family="paragraph" style:parent-style-name="Text_20_body" style:list-style-name="L335">
      <style:paragraph-properties fo:margin-top="0in" fo:margin-bottom="0in"/>
    </style:style>
    <style:style style:name="P1207" style:family="paragraph" style:parent-style-name="Text_20_body" style:list-style-name="L336">
      <style:paragraph-properties fo:margin-top="0in" fo:margin-bottom="0in"/>
    </style:style>
    <style:style style:name="P1208" style:family="paragraph" style:parent-style-name="Text_20_body" style:list-style-name="L337">
      <style:paragraph-properties fo:margin-top="0in" fo:margin-bottom="0in"/>
    </style:style>
    <style:style style:name="P1209" style:family="paragraph" style:parent-style-name="Text_20_body" style:list-style-name="L338">
      <style:paragraph-properties fo:margin-top="0in" fo:margin-bottom="0in"/>
    </style:style>
    <style:style style:name="P1210" style:family="paragraph" style:parent-style-name="Text_20_body" style:list-style-name="L339">
      <style:paragraph-properties fo:margin-top="0in" fo:margin-bottom="0in"/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Text_20_body" style:list-style-name="L342">
      <style:paragraph-properties fo:margin-top="0in" fo:margin-bottom="0in"/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Text_20_body" style:list-style-name="L343">
      <style:paragraph-properties fo:margin-top="0in" fo:margin-bottom="0in"/>
    </style:style>
    <style:style style:name="P1252" style:family="paragraph" style:parent-style-name="Text_20_body" style:list-style-name="L344">
      <style:paragraph-properties fo:margin-top="0in" fo:margin-bottom="0in"/>
    </style:style>
    <style:style style:name="P1253" style:family="paragraph" style:parent-style-name="Text_20_body" style:list-style-name="L345">
      <style:paragraph-properties fo:margin-top="0in" fo:margin-bottom="0in"/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Text_20_body" style:list-style-name="L346">
      <style:paragraph-properties fo:margin-top="0in" fo:margin-bottom="0in"/>
    </style:style>
    <style:style style:name="P1276" style:family="paragraph" style:parent-style-name="Text_20_body" style:list-style-name="L347">
    </style:style>
    <style:style style:name="P1277" style:family="paragraph" style:parent-style-name="Text_20_body" style:list-style-name="L348">
      <style:paragraph-properties fo:margin-top="0in" fo:margin-bottom="0in"/>
    </style:style>
    <style:style style:name="P1278" style:family="paragraph" style:parent-style-name="Text_20_body" style:list-style-name="L349">
      <style:paragraph-properties fo:margin-top="0in" fo:margin-bottom="0in"/>
    </style:style>
    <style:style style:name="P1279" style:family="paragraph" style:parent-style-name="Text_20_body" style:list-style-name="L350">
    </style:style>
    <style:style style:name="P1280" style:family="paragraph" style:parent-style-name="Text_20_body" style:list-style-name="L351">
      <style:paragraph-properties fo:margin-top="0in" fo:margin-bottom="0in"/>
    </style:style>
    <style:style style:name="P1281" style:family="paragraph" style:parent-style-name="Text_20_body" style:list-style-name="L352">
      <style:paragraph-properties fo:margin-top="0in" fo:margin-bottom="0in"/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  <style:paragraph-properties fo:margin-top="0in" fo:margin-bottom="0in"/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  <style:paragraph-properties fo:margin-top="0in" fo:margin-bottom="0in"/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Text_20_body" style:list-style-name="L359">
      <style:paragraph-properties fo:margin-top="0in" fo:margin-bottom="0in"/>
    </style:style>
    <style:style style:name="P1317" style:family="paragraph" style:parent-style-name="Text_20_body" style:list-style-name="L360">
      <style:paragraph-properties fo:margin-top="0in" fo:margin-bottom="0in"/>
    </style:style>
    <style:style style:name="P1318" style:family="paragraph" style:parent-style-name="Text_20_body" style:list-style-name="L361">
      <style:paragraph-properties fo:margin-top="0in" fo:margin-bottom="0in"/>
    </style:style>
    <style:style style:name="P1319" style:family="paragraph" style:parent-style-name="Text_20_body" style:list-style-name="L362">
      <style:paragraph-properties fo:margin-top="0in" fo:margin-bottom="0in"/>
    </style:style>
    <style:style style:name="P1320" style:family="paragraph" style:parent-style-name="Text_20_body" style:list-style-name="L363">
      <style:paragraph-properties fo:margin-top="0in" fo:margin-bottom="0in"/>
    </style:style>
    <style:style style:name="P1321" style:family="paragraph" style:parent-style-name="Text_20_body" style:list-style-name="L364">
      <style:paragraph-properties fo:margin-top="0in" fo:margin-bottom="0in"/>
    </style:style>
    <style:style style:name="P1322" style:family="paragraph" style:parent-style-name="Text_20_body" style:list-style-name="L365">
      <style:paragraph-properties fo:margin-top="0in" fo:margin-bottom="0in"/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  <style:paragraph-properties fo:margin-top="0in" fo:margin-bottom="0in"/>
    </style:style>
    <style:style style:name="P1327" style:family="paragraph" style:parent-style-name="Text_20_body" style:list-style-name="L370">
      <style:paragraph-properties fo:margin-top="0in" fo:margin-bottom="0in"/>
    </style:style>
    <style:style style:name="P1328" style:family="paragraph" style:parent-style-name="Text_20_body" style:list-style-name="L371">
    </style:style>
    <style:style style:name="P1329" style:family="paragraph" style:parent-style-name="Text_20_body" style:list-style-name="L372">
      <style:paragraph-properties fo:margin-top="0in" fo:margin-bottom="0in"/>
    </style:style>
    <style:style style:name="P1330" style:family="paragraph" style:parent-style-name="Text_20_body" style:list-style-name="L373">
      <style:paragraph-properties fo:margin-top="0in" fo:margin-bottom="0in"/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Text_20_body" style:list-style-name="L374">
      <style:paragraph-properties fo:margin-top="0in" fo:margin-bottom="0in"/>
    </style:style>
    <style:style style:name="P1353" style:family="paragraph" style:parent-style-name="Text_20_body" style:list-style-name="L375">
      <style:paragraph-properties fo:margin-top="0in" fo:margin-bottom="0in"/>
    </style:style>
    <style:style style:name="P1354" style:family="paragraph" style:parent-style-name="Preformatted_20_Text">
    </style:style>
    <style:style style:name="P1355" style:family="paragraph" style:parent-style-name="Preformatted_20_Text"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Text_20_body" style:list-style-name="L376">
    </style:style>
    <style:style style:name="P1395" style:family="paragraph" style:parent-style-name="Text_20_body" style:list-style-name="L377">
      <style:paragraph-properties fo:margin-top="0in" fo:margin-bottom="0in"/>
    </style:style>
    <style:style style:name="P1396" style:family="paragraph" style:parent-style-name="Text_20_body" style:list-style-name="L378">
      <style:paragraph-properties fo:margin-top="0in" fo:margin-bottom="0in"/>
    </style:style>
    <style:style style:name="P1397" style:family="paragraph" style:parent-style-name="Preformatted_20_Text">
    </style:style>
    <style:style style:name="P1398" style:family="paragraph" style:parent-style-name="Preformatted_20_Text">
    </style:style>
    <style:style style:name="P1399" style:family="paragraph" style:parent-style-name="Preformatted_20_Text"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29 jul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theme(plot.title = element_text(hjust = 0.5))+ #Título centralizado</text:p>
      <text:p text:style-name="P1137"><text:s text:c="2"/>scale_color_grey(start = 0.8, end = 0.2) #Aplica escalas de cinza</text:p>
      <text:p text:style-name="P1138"/>
      <text:p text:style-name="P1139">#Fechando dispositivo gráfico</text:p>
      <text:p text:style-name="P1140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1">
        <text:list-item>
          <text:p text:style-name="P1141">Exemplo - Gráfico de pontos com efeito jitter (<text:span text:style-name="Source_Text">geom_jitter()</text:span>):<text:line-break/></text:p>
        </text:list-item>
      </text:list>
      <text:p text:style-name="P1142">#Plotagem</text:p>
      <text:p text:style-name="P1143">ggplot(subset(dados, Regiao %in% c("Sul", "Sudeste")), #Subconjunto de dados de um data.frame</text:p>
      <text:p text:style-name="P1144"><text:s text:c="7"/>#O comando filtra dos dados do data.frame</text:p>
      <text:p text:style-name="P1145"><text:s text:c="7"/>aes(x = Mes, y = cheg_2013/1000, </text:p>
      <text:p text:style-name="P1146"><text:s text:c="11"/>shape = Regiao))+ #Diferencia os grupos das variáveis regiao por forma</text:p>
      <text:p text:style-name="P1147"><text:s text:c="2"/>scale_x_continuous(limits = c(1,12), #Limites do eixo x</text:p>
      <text:p text:style-name="P1148"><text:s text:c="21"/>breaks = seq(1,12,1))+ #Espaçamento do eixo x</text:p>
      <text:p text:style-name="P1149"><text:s text:c="2"/>geom_jitter(size = 3, #Tamanho dos ícones (pontos)</text:p>
      <text:p text:style-name="P1150"><text:s text:c="14"/>aes(colour = Estado), #Camada color ao agrupamento por Estado (legenda)</text:p>
      <text:p text:style-name="P1151"><text:s text:c="14"/>width = 0.25)+ #Controla a largura do espalhamento jitter</text:p>
      <text:p text:style-name="P1152"><text:s text:c="2"/>labs(title = "Gráfico de Dispersão com efeito jitter (espalhamento)",</text:p>
      <text:p text:style-name="P1153"><text:s text:c="7"/>subtitle = "Mês x chegadas em 2013",</text:p>
      <text:p text:style-name="P1154"><text:s text:c="7"/>x = "Meses",</text:p>
      <text:p text:style-name="P1155"><text:s text:c="7"/>y = "Chegadas por mil")+</text:p>
      <text:p text:style-name="P1156"><text:s text:c="2"/>theme_bw(base_size = 18)+ #Adiciona tema "black and white" e tamanho da fonte</text:p>
      <text:p text:style-name="P1157"><text:s text:c="2"/>theme(plot.title = element_text(hjust = 0.5))+ #Título centralizado</text:p>
      <text:p text:style-name="P1158"><text:s text:c="2"/>theme(plot.subtitle = element_text(hjust = 0.5))+ #Subtítulo centralizado</text:p>
      <text:p text:style-name="P1159"><text:s text:c="2"/>scale_color_grey(start = 0.8, end = 0.2) #Aplica escalas de cinza</text:p>
      <text:p text:style-name="P1160"/>
      <text:p text:style-name="P1161">#Fechando dispositivo gráfico</text:p>
      <text:p text:style-name="P1162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2">
        <text:list-item>
          <text:p text:style-name="P1163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4">#Gráfico 1</text:p>
      <text:p text:style-name="P1165">g1 &lt;- ggplot(subset(dados, Regiao %in% c("Sul", "Sudeste")), #Subconjunto de dados de um data.frame</text:p>
      <text:p text:style-name="P1166"><text:s text:c="13"/>#O comando filtra dos dados do data.frame</text:p>
      <text:p text:style-name="P1167"><text:s text:c="13"/>aes(x = Mes, y = cheg_2013/1000, </text:p>
      <text:p text:style-name="P1168"><text:s text:c="17"/>shape = Estado, #Alterar formas desse grupo de variáveis</text:p>
      <text:p text:style-name="P1169"><text:s text:c="17"/>color = Regiao))+ #Diferencia os grupos das variáveis regiao por cor</text:p>
      <text:p text:style-name="P1170"><text:s text:c="2"/>scale_x_continuous(limits = c(1,12), #Limites do eixo x</text:p>
      <text:p text:style-name="P1171"><text:s text:c="21"/>breaks = seq(1,12,1))+ #Espaçamento do eixo x</text:p>
      <text:p text:style-name="P1172"><text:s text:c="2"/>geom_point(size = 3)+ #Tamanho dos ícones (pontos)</text:p>
      <text:p text:style-name="P1173"><text:s text:c="2"/>labs(title = "Gráfico de Dispersão: Mês x chegadas em 2013",</text:p>
      <text:p text:style-name="P1174"><text:s text:c="7"/>x = "Meses",</text:p>
      <text:p text:style-name="P1175"><text:s text:c="7"/>y = "Chegadas por mil")+</text:p>
      <text:p text:style-name="P1176"><text:s text:c="2"/>theme_bw(base_size = 18)+ #Adiciona tema "black and white" e tamanho da fonte</text:p>
      <text:p text:style-name="P1177"><text:s text:c="2"/>theme(plot.title = element_text(hjust = 0.5))+ #Título centralizado</text:p>
      <text:p text:style-name="P1178"><text:s text:c="2"/>scale_color_grey(start = 0.8, end = 0.2) #Aplica escalas de cinza</text:p>
      <text:p text:style-name="P1179"/>
      <text:p text:style-name="P1180">#Gráfico 2</text:p>
      <text:p text:style-name="P1181">g2 &lt;- ggplot(subset(dados, Regiao %in% c("Sul", "Sudeste")), #Subconjunto de dados de um data.frame</text:p>
      <text:p text:style-name="P1182"><text:s text:c="13"/>#O comando filtra dos dados do data.frame</text:p>
      <text:p text:style-name="P1183"><text:s text:c="13"/>aes(x = Mes, y = cheg_2013/1000, </text:p>
      <text:p text:style-name="P1184"><text:s text:c="17"/>shape = Estado))+ #Diferencia os grupos das variáveis regiao por forma</text:p>
      <text:p text:style-name="P1185"><text:s text:c="2"/>scale_x_continuous(limits = c(1,12), #Limites do eixo x</text:p>
      <text:p text:style-name="P1186"><text:s text:c="21"/>breaks = seq(1,12,1))+ #Espaçamento do eixo x</text:p>
      <text:p text:style-name="P1187"><text:s text:c="2"/>geom_jitter(size = 3, #Tamanho dos ícones (pontos)</text:p>
      <text:p text:style-name="P1188"><text:s text:c="14"/>aes(colour = Regiao), #Camada color ao agrupamento por Estado (legenda)</text:p>
      <text:p text:style-name="P1189"><text:s text:c="14"/>width = 0.25)+ #Controla a largura do espalhamento jitter</text:p>
      <text:p text:style-name="P1190"><text:s text:c="2"/>labs(title = "Gráfico de Dispersão com efeito jitter (espalhamento)",</text:p>
      <text:p text:style-name="P1191"><text:s text:c="7"/>subtitle = "Mês x chegadas em 2013",</text:p>
      <text:p text:style-name="P1192"><text:s text:c="7"/>x = "Meses",</text:p>
      <text:p text:style-name="P1193"><text:s text:c="7"/>y = "Chegadas por mil")+</text:p>
      <text:p text:style-name="P1194"><text:s text:c="2"/>theme_bw(base_size = 18)+ #Adiciona tema "black and white" e tamanho da fonte</text:p>
      <text:p text:style-name="P1195"><text:s text:c="2"/>theme(plot.title = element_text(hjust = 0.5))+ #Título centralizado</text:p>
      <text:p text:style-name="P1196"><text:s text:c="2"/>theme(plot.subtitle = element_text(hjust = 0.5))+ #Subtítulo centralizado</text:p>
      <text:p text:style-name="P1197"><text:s text:c="2"/>scale_color_grey(start = 0.8, end = 0.2) #Aplica escalas de cinza</text:p>
      <text:p text:style-name="P1198"/>
      <text:p text:style-name="P1199">#Layout</text:p>
      <text:p text:style-name="P1200">g1 / g2</text:p>
      <text:p text:style-name="P1201"/>
      <text:p text:style-name="P1202">#fechando dispositivo grafico</text:p>
      <text:p text:style-name="P1203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3">
        <text:list-item>
          <text:p text:style-name="P1204">No gráfico de linhas temos dois eixos numéricos.<text:line-break/></text:p>
        </text:list-item>
        <text:list-item>
          <text:p text:style-name="P120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4">É o gráfico adequado para representar séries de valores no tempo.<text:line-break/></text:p>
        </text:list-item>
        <text:list-item>
          <text:p text:style-name="P1204">Principais argumentos do gráfico de linhas na biblioteca <text:span text:style-name="Source_Text">ggplot2</text:span>:<text:line-break/></text:p>
          <text:list text:style-name="L334">
            <text:list-item>
              <text:p text:style-name="P1205"><text:span text:style-name="Source_Text">ggplot()</text:span><text:line-break/>Essa função recebe um <text:span text:style-name="Source_Text">data.frame</text:span> e cria a camada básica do gráfico.<text:line-break/></text:p>
              <text:list text:style-name="L335">
                <text:list-item>
                  <text:p text:style-name="P120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6"><text:span text:style-name="Source_Text">aes()</text:span><text:line-break/>A função <text:span text:style-name="Source_Text">aes()</text:span> mapeia os apectos visuais do gráfico.<text:line-break/></text:p>
                  <text:list text:style-name="L336">
                    <text:list-item>
                      <text:p text:style-name="P120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5"><text:span text:style-name="Source_Text">scale_x_continuous()</text:span><text:line-break/>Configuração do eixo x (para dados númericos).<text:line-break/></text:p>
              <text:list text:style-name="L337">
                <text:list-item>
                  <text:p text:style-name="P120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0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5"><text:span text:style-name="Source_Text">geom_point()</text:span><text:line-break/>Adiciona a camada de gráfico de pontos (os pontos).<text:line-break/></text:p>
              <text:list text:style-name="L338">
                <text:list-item>
                  <text:p text:style-name="P120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5"><text:span text:style-name="Source_Text">geom_line()</text:span><text:line-break/>Adiciona a camada do gráfico de linhas (as linhas que liga os pontos).<text:line-break/></text:p>
              <text:list text:style-name="L339">
                <text:list-item>
                  <text:p text:style-name="P121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5"><text:span text:style-name="Source_Text">theme_bw()</text:span><text:line-break/>Adiciona o tema “black and white”.<text:line-break/></text:p>
              <text:list text:style-name="L340">
                <text:list-item>
                  <text:p text:style-name="P121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1">
        <text:list-item>
          <text:p text:style-name="P1212">Exemplo - Gráfico de linhas (<text:span text:style-name="Source_Text">geom_point()+geom_line()</text:span>):<text:line-break/></text:p>
        </text:list-item>
      </text:list>
      <text:p text:style-name="P1213">#Plotagem</text:p>
      <text:p text:style-name="P1214">ggplot(subset(dados, Regiao %in% c("Sul", "Sudeste")), #Subconjunto de dados de um data.frame</text:p>
      <text:p text:style-name="P1215"><text:s text:c="7"/>#O comando filtra dos dados do data.frame</text:p>
      <text:p text:style-name="P1216"><text:s text:c="7"/>aes(x = Mes,</text:p>
      <text:p text:style-name="P1217"><text:s text:c="11"/>y = cheg_2013/1000, </text:p>
      <text:p text:style-name="P1218"><text:s text:c="11"/>shape = Estado, #Alterar formas desse grupo de variáveis</text:p>
      <text:p text:style-name="P1219"><text:s text:c="11"/>color = Regiao))+ #Diferencia os grupos das variáveis regiao por cor</text:p>
      <text:p text:style-name="P1220"><text:s text:c="2"/>scale_x_continuous(limits = c(1,12), #Limites do eixo x</text:p>
      <text:p text:style-name="P1221"><text:s text:c="21"/>breaks = seq(1,12,1))+ #Espaçamento do eixo x</text:p>
      <text:p text:style-name="P1222"><text:s text:c="2"/>geom_point(size = 3)+ #Tamanho dos ícones (pontos)</text:p>
      <text:p text:style-name="P1223"><text:s text:c="2"/>geom_line(size = 1.0)+ #Espessura da linha</text:p>
      <text:p text:style-name="P1224"><text:s text:c="2"/>labs(title = "Gráfico de Linhas: Mês x chegadas em 2013",</text:p>
      <text:p text:style-name="P1225"><text:s text:c="7"/>x = "Meses",</text:p>
      <text:p text:style-name="P1226"><text:s text:c="7"/>y = "Chegadas por mil")+</text:p>
      <text:p text:style-name="P1227"><text:s text:c="2"/>theme_bw(base_size = 18)+ #Adiciona tema "black and white" e tamanho da fonte</text:p>
      <text:p text:style-name="P1228"><text:s text:c="2"/>scale_color_grey() #Aplica escalas de cinza</text:p>
      <text:p text:style-name="P1229"/>
      <text:p text:style-name="P1230">#Fechando dispositivo gráfico</text:p>
      <text:p text:style-name="P1231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2">
        <text:list-item>
          <text:p text:style-name="P1232">Exemplo - Gráfico de linhas com efeito de suavização smooth(<text:span text:style-name="Source_Text">geom_smooth()</text:span>):<text:line-break/></text:p>
        </text:list-item>
      </text:list>
      <text:p text:style-name="P1233">#Plotagem</text:p>
      <text:p text:style-name="P1234">ggplot(subset(dados, Estado %in% c("SaoPaulo")), #Subconjunto de dados de um data.frame</text:p>
      <text:p text:style-name="P1235"><text:s text:c="7"/>#O comando filtra dos dados do data.frame</text:p>
      <text:p text:style-name="P1236"><text:s text:c="7"/>aes(x = cheg_2012/1000,</text:p>
      <text:p text:style-name="P1237"><text:s text:c="11"/>y = cheg_2013/1000, </text:p>
      <text:p text:style-name="P1238"><text:s text:c="11"/>color = Estado))+ #Diferencia os grupos das variáveis regiao por cor</text:p>
      <text:p text:style-name="P1239"><text:s text:c="2"/>scale_x_continuous(limits = c(140,230), #Limites do eixo x</text:p>
      <text:p text:style-name="P1240"><text:s text:c="21"/>breaks = seq(140,230,10))+ #Espaçamento do eixo x</text:p>
      <text:p text:style-name="P1241"><text:s text:c="2"/>geom_point(size = 1.5)+ #Tamanho dos ícones (pontos)</text:p>
      <text:p text:style-name="P1242"><text:s text:c="2"/>geom_smooth(size = 1.0)+ #Espessura da curva</text:p>
      <text:p text:style-name="P1243"><text:s text:c="2"/>labs(title = "Gráfico com ajuste de curva de tendência: 2012 x 2013",</text:p>
      <text:p text:style-name="P1244"><text:s text:c="7"/>x = "Chegadas por mil em 2012",</text:p>
      <text:p text:style-name="P1245"><text:s text:c="7"/>y = "Chegadas por mil em 2013")+</text:p>
      <text:p text:style-name="P1246"><text:s text:c="2"/>theme_bw(base_size = 18)+ #Adiciona tema "black and white" e tamanho da fonte</text:p>
      <text:p text:style-name="P1247"><text:s text:c="2"/>scale_color_grey() #Aplica escalas de cinza</text:p>
      <text:p text:style-name="P1248"/>
      <text:p text:style-name="P1249">#Fechando dispositivo gráfico</text:p>
      <text:p text:style-name="P1250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3">
        <text:list-item>
          <text:p text:style-name="P1251">Trata-se de um ajuste por curva de tendência entre duas variáveis numéricas.<text:line-break/></text:p>
        </text:list-item>
        <text:list-item>
          <text:p text:style-name="P125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1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1">Gráfico de linha x gráfico de tendência:<text:line-break/></text:p>
          <text:list text:style-name="L344">
            <text:list-item>
              <text:p text:style-name="P125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5">
        <text:list-item>
          <text:p text:style-name="P125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4">#Plotagem</text:p>
      <text:p text:style-name="P1255">ggplot(subset(dados, Estado %in% c("SaoPaulo")), #Subconjunto de dados de um data.frame</text:p>
      <text:p text:style-name="P1256"><text:s text:c="7"/>#O comando filtra dos dados do data.frame</text:p>
      <text:p text:style-name="P1257"><text:s text:c="7"/>aes(x = cheg_2012/1000,</text:p>
      <text:p text:style-name="P1258"><text:s text:c="11"/>y = cheg_2013/1000, </text:p>
      <text:p text:style-name="P1259"><text:s text:c="11"/>color = Estado))+ #Diferencia os grupos das variáveis regiao por cor</text:p>
      <text:p text:style-name="P1260"><text:s text:c="2"/>scale_x_continuous(limits = c(140,230), #Limites do eixo x</text:p>
      <text:p text:style-name="P1261"><text:s text:c="21"/>breaks = seq(140,230,10))+ #Espaçamento do eixo x</text:p>
      <text:p text:style-name="P1262"><text:s text:c="2"/>geom_point(size = 1.5)+ #Tamanho dos ícones (pontos)</text:p>
      <text:p text:style-name="P1263"><text:s text:c="2"/>geom_smooth(size = 1.0, span = 0.7, se = TRUE)+ </text:p>
      <text:p text:style-name="P1264"><text:s text:c="2"/>#Espessura da curva (size = 1.0)</text:p>
      <text:p text:style-name="P1265"><text:s text:c="2"/>#Curva mais suave (span = 0.7)</text:p>
      <text:p text:style-name="P1266"><text:s text:c="2"/>#Apresenta confiabilidade estimada (se = TRUE)</text:p>
      <text:p text:style-name="P1267"><text:s text:c="2"/>labs(title = "Gráfico com ajuste de curva de tendência: 2012 x 2013",</text:p>
      <text:p text:style-name="P1268"><text:s text:c="7"/>x = "Chegadas por mil em 2012",</text:p>
      <text:p text:style-name="P1269"><text:s text:c="7"/>y = "Chegadas por mil em 2013")+</text:p>
      <text:p text:style-name="P1270"><text:s text:c="2"/>theme_bw(base_size = 18)+ #Adiciona tema "black and white" e tamanho da fonte</text:p>
      <text:p text:style-name="P1271"><text:s text:c="2"/>scale_color_grey() #Aplica escalas de cinza</text:p>
      <text:p text:style-name="P1272"/>
      <text:p text:style-name="P1273">#Fechando dispositivo gráfico</text:p>
      <text:p text:style-name="P1274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6">
        <text:list-item>
          <text:p text:style-name="P1275">A regressão linear calcula uma equação que minimiza a distância entre a linha ajustada e todos os pontos dos dados.<text:line-break/></text:p>
        </text:list-item>
        <text:list-item>
          <text:p text:style-name="P1275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7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6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8">
        <text:list-item>
          <text:p text:style-name="P1277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7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49">
        <text:list-item>
          <text:p text:style-name="P1278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78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0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1">
        <text:list-item>
          <text:p text:style-name="P1280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2">
        <text:list-item>
          <text:p text:style-name="P1281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3">
            <text:list-item>
              <text:p text:style-name="P1282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2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1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4">
        <text:list-item>
          <text:p text:style-name="P1283">Principais argumentos do gráfico de dispersão com linhas de tendência:<text:line-break/></text:p>
          <text:list text:style-name="L355">
            <text:list-item>
              <text:p text:style-name="P1284"><text:span text:style-name="Source_Text">geom_point()</text:span><text:line-break/>Adiciona a camada de gráfico de pontos (os pontos).<text:line-break/></text:p>
            </text:list-item>
            <text:list-item>
              <text:p text:style-name="P1284"><text:span text:style-name="Source_Text">geom_smooth()</text:span><text:line-break/></text:p>
              <text:list text:style-name="L356">
                <text:list-item>
                  <text:p text:style-name="P1285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4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4"><text:span text:style-name="Source_Text">summary(model)</text:span><text:line-break/>Retorna resumos matemáticos da classe do argumento.<text:line-break/></text:p>
              <text:list text:style-name="L357">
                <text:list-item>
                  <text:p text:style-name="P1286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6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8">
        <text:list-item>
          <text:p text:style-name="P1287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88">#Plotagem</text:p>
      <text:p text:style-name="P1289">ggplot(df, aes(x, y, color = ""))+</text:p>
      <text:p text:style-name="P1290"><text:s text:c="2"/>geom_point()+</text:p>
      <text:p text:style-name="P1291"><text:s text:c="2"/>geom_smooth(method = "lm")+ #Método lm, Regressão linear</text:p>
      <text:p text:style-name="P1292"><text:s text:c="2"/>labs(title = </text:p>
      <text:p text:style-name="P1293"><text:s text:c="9"/>sprintf("Regressão linear\nR-quadrado = %1.3f\nEquação: %1.2fX+%1.2f\nCoeficiente de correlação linear = %1.3f",</text:p>
      <text:p text:style-name="P1294"><text:s text:c="17"/>summary(model)$r.squared, #R-quadrado</text:p>
      <text:p text:style-name="P1295"><text:s text:c="17"/>summary(model)$coefficients[2], #coeficiente A de Y=AX+B</text:p>
      <text:p text:style-name="P1296"><text:s text:c="17"/>summary(model)$coefficients[1], #coeficiente B de Y=AX+B</text:p>
      <text:p text:style-name="P1297"><text:s text:c="17"/>cor(y,x)),#Coeficiente de correlação linear</text:p>
      <text:p text:style-name="P1298"><text:s text:c="7"/>color = #legenda color (reta)</text:p>
      <text:p text:style-name="P1299"><text:s text:c="9"/>sprintf("Equação: %1.2fX+%1.2f",</text:p>
      <text:p text:style-name="P1300"><text:s text:c="17"/>summary(model)$coefficients[2], #coeficiente A de Y=AX+B</text:p>
      <text:p text:style-name="P1301"><text:s text:c="17"/>summary(model)$coefficients[1]))+ #coeficiente B de Y=AX+B</text:p>
      <text:p text:style-name="P1302"><text:s text:c="9"/>#Função de C printf, que retorna um vetor de caracteres,</text:p>
      <text:p text:style-name="P1303"><text:s text:c="9"/>#contendo uma combinação de formatada de texto e valores de variáveis</text:p>
      <text:p text:style-name="P1304"><text:s text:c="9"/>#"\n" = Próxima linha</text:p>
      <text:p text:style-name="P1305"><text:s text:c="9"/>#"%1.2f" = "%" imprimir argumentos,</text:p>
      <text:p text:style-name="P1306"><text:s text:c="20"/>#"1" tamanho minimo do campo,</text:p>
      <text:p text:style-name="P1307"><text:s text:c="20"/>#"2" número de casas decimais e </text:p>
      <text:p text:style-name="P1308"><text:s text:c="20"/>#"f" ponto flutuante.</text:p>
      <text:p text:style-name="P1309"><text:s text:c="2"/>scale_color_grey()+ #Adiciona escala de cinza na variável color</text:p>
      <text:p text:style-name="P1310"><text:s text:c="2"/>scale_fill_grey()+ #Adiciona escala de cinza na variável fill</text:p>
      <text:p text:style-name="P1311"><text:s text:c="2"/>theme_bw(base_size = 18)+ #Adiciona tema "black and white" e tamanho da fonte</text:p>
      <text:p text:style-name="P1312"><text:s text:c="2"/>theme(plot.title = element_text(hjust = 0.5)) #Alinhamento horizontal do título</text:p>
      <text:p text:style-name="P1313"/>
      <text:p text:style-name="P1314">#Fechando dispositivo gráfico</text:p>
      <text:p text:style-name="P1315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9">
        <text:list-item>
          <text:p text:style-name="P1316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6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6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6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60">
        <text:list-item>
          <text:p text:style-name="P1317">Divide o gráfico em vários painéis.<text:line-break/></text:p>
        </text:list-item>
        <text:list-item>
          <text:p text:style-name="P1317">O <text:span text:style-name="Source_Text">facet_grid()</text:span> forma uma matriz de painéis definidos por variáveis de facetação de linha e coluna.<text:line-break/></text:p>
        </text:list-item>
        <text:list-item>
          <text:p text:style-name="P1317">É mais útil quando se tem duas variáveis discretas e todas as combinações das variáveis existem nos dados.<text:line-break/></text:p>
        </text:list-item>
        <text:list-item>
          <text:p text:style-name="P1317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1">
        <text:list-item>
          <text:p text:style-name="P1318">Principais argumentos do <text:span text:style-name="Source_Text">facet_grid()</text:span>:<text:line-break/></text:p>
          <text:list text:style-name="L362">
            <text:list-item>
              <text:p text:style-name="P131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19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1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1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1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3">
        <text:list-item>
          <text:p text:style-name="P1320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4">
        <text:list-item>
          <text:p text:style-name="P1321">Trata-se de um ajuste de curva de tendência entre duas variáveis numéricas.<text:line-break/></text:p>
        </text:list-item>
        <text:list-item>
          <text:p text:style-name="P1321">Usa o modelo de regressão local para gerar uma curva suavizada que melhor se ajuste aos pontos.<text:line-break/></text:p>
        </text:list-item>
        <text:list-item>
          <text:p text:style-name="P1321">Na regressão local, estima-se uma função na vizinhança de cada ponto de interesse.<text:line-break/></text:p>
        </text:list-item>
        <text:list-item>
          <text:p text:style-name="P1321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1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1">Principais argumentos da função <text:span text:style-name="Source_Text">geom_smooth()</text:span>:<text:line-break/></text:p>
          <text:list text:style-name="L365">
            <text:list-item>
              <text:p text:style-name="P1322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2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2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6">
        <text:list-item>
          <text:p text:style-name="P1323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7">
        <text:list-item>
          <text:p text:style-name="P1324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4">Pacotes auxiliares ao ggplot:<text:line-break/></text:p>
          <text:list text:style-name="L368">
            <text:list-item>
              <text:p text:style-name="P1325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5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5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5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0 CAP. 8 - LIMPEZA RÁPIDA NOS DADOS<text:bookmark-end text:name="cap.-8---limpeza-rápida-nos-dados"/></text:h>
      <text:h text:style-name="Heading_20_2" text:outline-level="2"><text:bookmark-start text:name="pactoes"/>10.1 Pactoes<text:bookmark-end text:name="pactoes"/></text:h>
      <text:list text:style-name="L369">
        <text:list-item>
          <text:p text:style-name="P1326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0.2 Dados “sujos”<text:bookmark-end text:name="dados-sujos"/></text:h>
      <text:list text:style-name="L370">
        <text:list-item>
          <text:p text:style-name="P1327">Dados que podem apresentam diversos problemas ao utilizar dados abertos ou quando várias pessoas digitaram os dados.<text:line-break/></text:p>
        </text:list-item>
        <text:list-item>
          <text:p text:style-name="P1327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0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0.3.1 Limpando nomes do <text:span text:style-name="Source_Text">data.frame</text:span> - <text:span text:style-name="Source_Text">clean_names()</text:span><text:bookmark-end text:name="limpando-nomes-do-data.frame---clean_names"/></text:h>
      <text:list text:style-name="L371">
        <text:list-item>
          <text:p text:style-name="P1328">Manipulação de nomes problematicos de variáveis (<text:span text:style-name="Source_Text">clean_names()</text:span>).<text:line-break/></text:p>
        </text:list-item>
        <text:list-item>
          <text:p text:style-name="P1328">O que a função <text:span text:style-name="Source_Text">clean.names()</text:span> faz?<text:line-break/></text:p>
          <text:list text:style-name="L372">
            <text:list-item>
              <text:p text:style-name="P1329">Retorna nomes somente com letras em caixa baixa e com “_” como separador.<text:line-break/></text:p>
            </text:list-item>
            <text:list-item>
              <text:p text:style-name="P1329">Manipula caracteres especiais e espaços.<text:line-break/></text:p>
            </text:list-item>
            <text:list-item>
              <text:p text:style-name="P1329">Inclui números para nomes duplicados.<text:line-break/></text:p>
            </text:list-item>
            <text:list-item>
              <text:p text:style-name="P1329">Converte o símbolo “%” para “percent” preservando o sentido.<text:line-break/></text:p>
            </text:list-item>
          </text:list>
        </text:list-item>
        <text:list-item>
          <text:p text:style-name="P1328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73">
            <text:list-item>
              <text:p text:style-name="P1330">Elimina espaços e substitui por pontos.<text:line-break/></text:p>
            </text:list-item>
            <text:list-item>
              <text:p text:style-name="P1330">Substitui símbolos por pontos.<text:line-break/></text:p>
            </text:list-item>
          </text:list>
        </text:list-item>
        <text:list-item>
          <text:p text:style-name="P1328">Exemplo - Limpando nomes do <text:span text:style-name="Source_Text">data.frame</text:span>:<text:line-break/></text:p>
        </text:list-item>
      </text:list>
      <text:p text:style-name="P1331">#Dados</text:p>
      <text:p text:style-name="P1332">dfp &lt;- as.data.frame(matrix(ncol = 6))</text:p>
      <text:p text:style-name="P1333">names(dfp) &lt;- c("OriGem",</text:p>
      <text:p text:style-name="P1334"><text:s text:c="16"/>"REPETE",</text:p>
      <text:p text:style-name="P1335"><text:s text:c="16"/>"REPETE",</text:p>
      <text:p text:style-name="P1336"><text:s text:c="16"/>"% de acertos",</text:p>
      <text:p text:style-name="P1337"><text:s text:c="16"/>"R!$@$&amp;*",</text:p>
      <text:p text:style-name="P1338"><text:s text:c="16"/>"")</text:p>
      <text:p text:style-name="P1339">dfp</text:p>
      <text:p text:style-name="P1340">#OriGem REPETE REPETE % de acertos R!$@$&amp;* <text:s text:c="2"/></text:p>
      <text:p text:style-name="P1341">#1 <text:s text:c="4"/>NA <text:s text:c="4"/>NA <text:s text:c="4"/>NA <text:s text:c="10"/>NA <text:s text:c="5"/>NA NA</text:p>
      <text:p text:style-name="P1342"/>
      <text:p text:style-name="P1343">#Limpando nomes</text:p>
      <text:p text:style-name="P1344">clean_names(dfp)</text:p>
      <text:p text:style-name="P1345">#ori_gem repete repete_2 percent_de_acertos <text:s text:c="1"/>r <text:s text:c="1"/>x</text:p>
      <text:p text:style-name="P1346">#1 <text:s text:c="5"/>NA <text:s text:c="4"/>NA <text:s text:c="6"/>NA <text:s text:c="16"/>NA NA NA</text:p>
      <text:p text:style-name="P1347"/>
      <text:p text:style-name="P1348">#Comparando com a função básica do R make.names</text:p>
      <text:p text:style-name="P1349">make.names(names(dfp))</text:p>
      <text:p text:style-name="P1350">#[1] "OriGem" <text:s text:c="7"/>"REPETE" <text:s text:c="7"/>"REPETE" <text:s text:c="7"/>"X..de.acertos"</text:p>
      <text:p text:style-name="P1351">#[5] "R......" <text:s text:c="6"/>"X" <text:s text:c="1"/></text:p>
      <text:p text:style-name="Pagebreak"/>
      <text:h text:style-name="Heading_20_3" text:outline-level="3"><text:bookmark-start text:name="remova-colunas-ou-linhas-inútes"/>10.3.2 Remova colunas ou linhas inútes<text:bookmark-end text:name="remova-colunas-ou-linhas-inútes"/></text:h>
      <text:list text:style-name="L374">
        <text:list-item>
          <text:p text:style-name="P1352">Funções:<text:line-break/></text:p>
          <text:list text:style-name="L375">
            <text:list-item>
              <text:p text:style-name="P1353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53"><text:span text:style-name="Source_Text">remove_empty()</text:span><text:line-break/>A função <text:span text:style-name="Source_Text">remove_empty()</text:span> remove as linhas vazias (<text:span text:style-name="T2">NA</text:span>).<text:line-break/></text:p>
            </text:list-item>
          </text:list>
        </text:list-item>
        <text:list-item>
          <text:p text:style-name="P1352">Exemplo:<text:line-break/></text:p>
        </text:list-item>
      </text:list>
      <text:p text:style-name="P1354">#Dados</text:p>
      <text:p text:style-name="P1355">x &lt;- c("b","a","b","c","c",NA,"a","a",NA,"a")</text:p>
      <text:p text:style-name="P1356">y &lt;- rep("Brasil",10)</text:p>
      <text:p text:style-name="P1357">z &lt;- c(NA,1:7,NA,NA)</text:p>
      <text:p text:style-name="P1358">vazia &lt;- rep(NA,10)</text:p>
      <text:p text:style-name="P1359"/>
      <text:p text:style-name="P1360">#Criando dataframe</text:p>
      <text:p text:style-name="P1361">dt &lt;- data.frame(x,y,z,vazia)</text:p>
      <text:p text:style-name="P1362">dt</text:p>
      <text:p text:style-name="P1363"/>
      <text:p text:style-name="P1364">#Elimina coluna com valores constantes - remove_constant()</text:p>
      <text:p text:style-name="P1365">#Remove colunas y e vazia</text:p>
      <text:p text:style-name="P1366">dt_clean1 &lt;- remove_constant(dt)</text:p>
      <text:p text:style-name="P1367">dt_clean1</text:p>
      <text:p text:style-name="P1368"><text:s text:c="6"/>x <text:s text:c="1"/>z</text:p>
      <text:p text:style-name="P1369">1 <text:s text:c="4"/>b NA</text:p>
      <text:p text:style-name="P1370">2 <text:s text:c="4"/>a <text:s text:c="1"/>1</text:p>
      <text:p text:style-name="P1371">3 <text:s text:c="4"/>b <text:s text:c="1"/>2</text:p>
      <text:p text:style-name="P1372">4 <text:s text:c="4"/>c <text:s text:c="1"/>3</text:p>
      <text:p text:style-name="P1373">5 <text:s text:c="4"/>c <text:s text:c="1"/>4</text:p>
      <text:p text:style-name="P1374">6 <text:s text:c="1"/>&lt;NA&gt; <text:s text:c="1"/>5</text:p>
      <text:p text:style-name="P1375">7 <text:s text:c="4"/>a <text:s text:c="1"/>6</text:p>
      <text:p text:style-name="P1376">8 <text:s text:c="4"/>a <text:s text:c="1"/>7</text:p>
      <text:p text:style-name="P1377">9 <text:s text:c="1"/>&lt;NA&gt; NA</text:p>
      <text:p text:style-name="P1378">10 <text:s text:c="3"/>a NA</text:p>
      <text:p text:style-name="P1379"/>
      <text:p text:style-name="P1380">#Eliminando as linhas vazias - remove_empty()</text:p>
      <text:p text:style-name="P1381">#Remove linha 9, sem valores</text:p>
      <text:p text:style-name="P1382">dt_clean2 &lt;- remove_empty(dt_clean1)</text:p>
      <text:p text:style-name="P1383">dt_clean2</text:p>
      <text:p text:style-name="P1384"><text:s text:c="6"/>x <text:s text:c="1"/>z</text:p>
      <text:p text:style-name="P1385">1 <text:s text:c="4"/>b NA</text:p>
      <text:p text:style-name="P1386">2 <text:s text:c="4"/>a <text:s text:c="1"/>1</text:p>
      <text:p text:style-name="P1387">3 <text:s text:c="4"/>b <text:s text:c="1"/>2</text:p>
      <text:p text:style-name="P1388">4 <text:s text:c="4"/>c <text:s text:c="1"/>3</text:p>
      <text:p text:style-name="P1389">5 <text:s text:c="4"/>c <text:s text:c="1"/>4</text:p>
      <text:p text:style-name="P1390">6 <text:s text:c="1"/>&lt;NA&gt; <text:s text:c="1"/>5</text:p>
      <text:p text:style-name="P1391">7 <text:s text:c="4"/>a <text:s text:c="1"/>6</text:p>
      <text:p text:style-name="P1392">8 <text:s text:c="4"/>a <text:s text:c="1"/>7</text:p>
      <text:p text:style-name="P1393">10 <text:s text:c="3"/>a NA</text:p>
      <text:p text:style-name="Pagebreak"/>
      <text:h text:style-name="Heading_20_3" text:outline-level="3"><text:bookmark-start text:name="substitua-valores-perdidos---mice"/>10.3.3 Substitua valores perdidos - <text:span text:style-name="Source_Text">mice()</text:span><text:bookmark-end text:name="substitua-valores-perdidos---mice"/></text:h>
      <text:list text:style-name="L376">
        <text:list-item>
          <text:p text:style-name="P1394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394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0.3.4 Produzindo tabelas de frequência para uma variável - <text:span text:style-name="Source_Text">taby()</text:span><text:bookmark-end text:name="produzindo-tabelas-de-frequência-para-uma-variável---taby"/></text:h>
      <text:list text:style-name="L377">
        <text:list-item>
          <text:p text:style-name="P1395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395">Diferenças:<text:line-break/></text:p>
          <text:list text:style-name="L378">
            <text:list-item>
              <text:p text:style-name="P1396">Retorna dataframe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396">Calcula porcentagens automaticamente (porcentagem total e porcentagem valida, sem <text:span text:style-name="T1">NA</text:span>).<text:line-break/></text:p>
            </text:list-item>
            <text:list-item>
              <text:p text:style-name="P1396">Pode opcionalmente exibir valores <text:span text:style-name="T1">NA</text:span>.<text:line-break/></text:p>
            </text:list-item>
            <text:list-item>
              <text:p text:style-name="P1396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396">Pode opcionalmente ordernar as contagens (frequência).<text:line-break/></text:p>
            </text:list-item>
            <text:list-item>
              <text:p text:style-name="P1396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396">Quando a variável for do tipo categórica, os valores perdidos são contabilizados na tabela.<text:line-break/></text:p>
            </text:list-item>
          </text:list>
        </text:list-item>
        <text:list-item>
          <text:p text:style-name="P1395">Exemplo:<text:line-break/></text:p>
        </text:list-item>
      </text:list>
      <text:p text:style-name="P1397">#Dados</text:p>
      <text:p text:style-name="P1398">x &lt;- c("b","a","b","c","c",NA,"a","a",NA,"a")</text:p>
      <text:p text:style-name="P1399">y &lt;- rep("Brasil",10)</text:p>
      <text:p text:style-name="P1400">z &lt;- c(NA,1:7,NA,NA)</text:p>
      <text:p text:style-name="P1401">vazia &lt;- rep(NA,10)</text:p>
      <text:p text:style-name="P1402"/>
      <text:p text:style-name="P1403">#Tabela de frequência da variável x</text:p>
      <text:p text:style-name="P1404">tabyl(x, sort = TRUE)</text:p>
      <text:p text:style-name="P1405">x n percent valid_percent</text:p>
      <text:p text:style-name="P1406">a 4 <text:s text:c="4"/>0.4 <text:s text:c="9"/>0.50</text:p>
      <text:p text:style-name="P1407">b 2 <text:s text:c="4"/>0.2 <text:s text:c="9"/>0.25</text:p>
      <text:p text:style-name="P1408">c 2 <text:s text:c="4"/>0.2 <text:s text:c="9"/>0.25</text:p>
      <text:p text:style-name="P1409">&lt;NA&gt; 2 <text:s text:c="4"/>0.2 <text:s text:c="11"/>NA</text:p>
      <text:p text:style-name="P1410"/>
      <text:p text:style-name="P1411">tabyl(x) %&gt;% </text:p>
      <text:p text:style-name="P1412"><text:s text:c="2"/>select(x, valid_percent)</text:p>
      <text:p text:style-name="P1413">x valid_percent</text:p>
      <text:p text:style-name="P1414">a <text:s text:c="9"/>0.50</text:p>
      <text:p text:style-name="P1415">b <text:s text:c="9"/>0.25</text:p>
      <text:p text:style-name="P1416">c <text:s text:c="9"/>0.25</text:p>
      <text:p text:style-name="P1417">&lt;NA&gt; <text:s text:c="11"/>NA</text:p>
      <text:p text:style-name="Pagebreak"/>
      <text:h text:style-name="Heading_20_1" text:outline-level="1"><text:bookmark-start text:name="andamento-dos-estudos"/>11 ANDAMENTO DOS ESTUDOS<text:bookmark-end text:name="andamento-dos-estudos"/></text:h>
      <text:p text:style-name="First_20_paragraph">Assunto em andamento:<text:line-break/></text:p>
      <text:p text:style-name="Text_20_body">Atualmente estou estudando Cap.8, Limpeza rápida nos dados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7-29T12:37:14Z</meta:creation-date>
    <dc:date>2023-07-29T12:37:14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9 jul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